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84cm" style:rel-column-width="13429*"/>
    </style:style>
    <style:style style:name="Table1.B" style:family="table-column">
      <style:table-column-properties style:column-width="4.99cm" style:rel-column-width="19236*"/>
    </style:style>
    <style:style style:name="Table1.C" style:family="table-column">
      <style:table-column-properties style:column-width="5.62cm" style:rel-column-width="21663*"/>
    </style:style>
    <style:style style:name="Table1.D" style:family="table-column">
      <style:table-column-properties style:column-width="2.907cm" style:rel-column-width="112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84cm" style:rel-column-width="13429*"/>
    </style:style>
    <style:style style:name="Table2.B" style:family="table-column">
      <style:table-column-properties style:column-width="4.99cm" style:rel-column-width="19236*"/>
    </style:style>
    <style:style style:name="Table2.C" style:family="table-column">
      <style:table-column-properties style:column-width="5.62cm" style:rel-column-width="21663*"/>
    </style:style>
    <style:style style:name="Table2.D" style:family="table-column">
      <style:table-column-properties style:column-width="2.907cm" style:rel-column-width="112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f22f4" officeooo:paragraph-rsid="000f22f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f22f4" officeooo:paragraph-rsid="000f22f4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officeooo:rsid="000f22f4" officeooo:paragraph-rsid="000f22f4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normal" officeooo:rsid="00117bb6" officeooo:paragraph-rsid="0029558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normal" officeooo:rsid="0017a278" officeooo:paragraph-rsid="0017a278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officeooo:rsid="000f22f4" officeooo:paragraph-rsid="000f22f4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fo:font-weight="bold" officeooo:rsid="000f22f4" officeooo:paragraph-rsid="000f22f4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0f22f4" officeooo:paragraph-rsid="000f22f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117bb6" officeooo:paragraph-rsid="00117bb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117bb6" officeooo:paragraph-rsid="0014adb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117bb6" officeooo:paragraph-rsid="0029558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117bb6" officeooo:paragraph-rsid="003bd15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14adb0" officeooo:paragraph-rsid="0014adb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14adb0" officeooo:paragraph-rsid="003df73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17a278" officeooo:paragraph-rsid="0017a27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195a1f" officeooo:paragraph-rsid="00195a1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195a1f" officeooo:paragraph-rsid="003df73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1afc51" officeooo:paragraph-rsid="001afc5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1afc51" officeooo:paragraph-rsid="003e6b8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1afc51" officeooo:paragraph-rsid="00404e7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2d6304" officeooo:paragraph-rsid="002d630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1111f1" officeooo:paragraph-rsid="001111f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normal" officeooo:rsid="003ae955" officeooo:paragraph-rsid="003bd15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1afc5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1cb69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1cfc3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1e3ff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1f4cc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2087f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2171e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95a1f" officeooo:paragraph-rsid="00195a1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1afc51" officeooo:paragraph-rsid="00229c4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1afc51" officeooo:paragraph-rsid="0025415d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1afc51" officeooo:paragraph-rsid="0028636f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1afc51" officeooo:paragraph-rsid="00295586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1afc51" officeooo:paragraph-rsid="002edf2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295586" officeooo:paragraph-rsid="00295586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30738b" officeooo:paragraph-rsid="0030738b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4dd9df" officeooo:paragraph-rsid="004dd9df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bold" officeooo:rsid="0030738b" officeooo:paragraph-rsid="0030738b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295586" officeooo:paragraph-rsid="00295586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fo:font-weight="bold" officeooo:rsid="002d6304" officeooo:paragraph-rsid="002d6304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fo:font-weight="bold" officeooo:rsid="0030738b" officeooo:paragraph-rsid="0030738b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fo:font-weight="bold" officeooo:rsid="003ae955" officeooo:paragraph-rsid="003bd15c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officeooo:paragraph-rsid="001111f1"/>
    </style:style>
    <style:style style:name="P46" style:family="paragraph" style:parent-style-name="Standard">
      <style:paragraph-properties fo:text-align="justify" style:justify-single-word="false"/>
      <style:text-properties officeooo:paragraph-rsid="0014adb0"/>
    </style:style>
    <style:style style:name="P47" style:family="paragraph" style:parent-style-name="Standard">
      <style:paragraph-properties fo:text-align="justify" style:justify-single-word="false"/>
      <style:text-properties officeooo:paragraph-rsid="001cb697"/>
    </style:style>
    <style:style style:name="P48" style:family="paragraph" style:parent-style-name="Standard">
      <style:paragraph-properties fo:text-align="justify" style:justify-single-word="false"/>
      <style:text-properties officeooo:paragraph-rsid="001cfc32"/>
    </style:style>
    <style:style style:name="P49" style:family="paragraph" style:parent-style-name="Standard">
      <style:paragraph-properties fo:text-align="justify" style:justify-single-word="false"/>
      <style:text-properties officeooo:paragraph-rsid="001e3ff2"/>
    </style:style>
    <style:style style:name="P50" style:family="paragraph" style:parent-style-name="Standard">
      <style:paragraph-properties fo:text-align="justify" style:justify-single-word="false"/>
      <style:text-properties officeooo:paragraph-rsid="001f4cc2"/>
    </style:style>
    <style:style style:name="P51" style:family="paragraph" style:parent-style-name="Standard">
      <style:paragraph-properties fo:text-align="justify" style:justify-single-word="false"/>
      <style:text-properties officeooo:paragraph-rsid="002087f0"/>
    </style:style>
    <style:style style:name="P52" style:family="paragraph" style:parent-style-name="Standard">
      <style:paragraph-properties fo:text-align="justify" style:justify-single-word="false"/>
      <style:text-properties officeooo:paragraph-rsid="00213e50"/>
    </style:style>
    <style:style style:name="P53" style:family="paragraph" style:parent-style-name="Standard">
      <style:paragraph-properties fo:text-align="justify" style:justify-single-word="false"/>
      <style:text-properties officeooo:paragraph-rsid="002171ea"/>
    </style:style>
    <style:style style:name="P54" style:family="paragraph" style:parent-style-name="Standard">
      <style:paragraph-properties fo:text-align="justify" style:justify-single-word="false"/>
      <style:text-properties officeooo:paragraph-rsid="00229c4d"/>
    </style:style>
    <style:style style:name="P55" style:family="paragraph" style:parent-style-name="Standard">
      <style:paragraph-properties fo:text-align="justify" style:justify-single-word="false"/>
      <style:text-properties officeooo:paragraph-rsid="0025415d"/>
    </style:style>
    <style:style style:name="P56" style:family="paragraph" style:parent-style-name="Standard">
      <style:paragraph-properties fo:text-align="justify" style:justify-single-word="false"/>
      <style:text-properties officeooo:paragraph-rsid="0028636f"/>
    </style:style>
    <style:style style:name="P57" style:family="paragraph" style:parent-style-name="Standard">
      <style:paragraph-properties fo:text-align="justify" style:justify-single-word="false"/>
      <style:text-properties officeooo:paragraph-rsid="00295586"/>
    </style:style>
    <style:style style:name="P58" style:family="paragraph" style:parent-style-name="Standard">
      <style:paragraph-properties fo:text-align="justify" style:justify-single-word="false"/>
      <style:text-properties officeooo:paragraph-rsid="002d6304"/>
    </style:style>
    <style:style style:name="P59" style:family="paragraph" style:parent-style-name="Standard">
      <style:paragraph-properties fo:text-align="justify" style:justify-single-word="false"/>
      <style:text-properties officeooo:paragraph-rsid="003778f9"/>
    </style:style>
    <style:style style:name="P60" style:family="paragraph" style:parent-style-name="Standard">
      <style:paragraph-properties fo:text-align="justify" style:justify-single-word="false"/>
      <style:text-properties officeooo:paragraph-rsid="003bd15c"/>
    </style:style>
    <style:style style:name="P61" style:family="paragraph" style:parent-style-name="Standard">
      <style:paragraph-properties fo:text-align="justify" style:justify-single-word="false"/>
      <style:text-properties officeooo:paragraph-rsid="004139df"/>
    </style:style>
    <style:style style:name="P62" style:family="paragraph" style:parent-style-name="Standard">
      <style:paragraph-properties fo:text-align="justify" style:justify-single-word="false"/>
      <style:text-properties officeooo:paragraph-rsid="004afe0c"/>
    </style:style>
    <style:style style:name="P63" style:family="paragraph" style:parent-style-name="Standard">
      <style:paragraph-properties fo:text-align="justify" style:justify-single-word="false"/>
      <style:text-properties officeooo:paragraph-rsid="002edf27"/>
    </style:style>
    <style:style style:name="P64" style:family="paragraph" style:parent-style-name="Standard">
      <style:paragraph-properties fo:text-align="justify" style:justify-single-word="false"/>
      <style:text-properties officeooo:rsid="001111f1" officeooo:paragraph-rsid="001111f1"/>
    </style:style>
    <style:style style:name="P65" style:family="paragraph" style:parent-style-name="Standard">
      <style:paragraph-properties fo:text-align="justify" style:justify-single-word="false"/>
      <style:text-properties officeooo:rsid="00117bb6" officeooo:paragraph-rsid="00117bb6"/>
    </style:style>
    <style:style style:name="P66" style:family="paragraph" style:parent-style-name="Standard">
      <style:paragraph-properties fo:text-align="center" style:justify-single-word="false"/>
      <style:text-properties officeooo:paragraph-rsid="000f22f4"/>
    </style:style>
    <style:style style:name="P67" style:family="paragraph" style:parent-style-name="Standard">
      <style:paragraph-properties fo:text-align="justify" style:justify-single-word="false"/>
      <style:text-properties officeooo:rsid="001cfc32" officeooo:paragraph-rsid="001cfc32"/>
    </style:style>
    <style:style style:name="P68" style:family="paragraph" style:parent-style-name="Standard">
      <style:paragraph-properties fo:text-align="justify" style:justify-single-word="false"/>
      <style:text-properties officeooo:rsid="001e3ff2" officeooo:paragraph-rsid="001e3ff2"/>
    </style:style>
    <style:style style:name="P69" style:family="paragraph" style:parent-style-name="Standard">
      <style:paragraph-properties fo:text-align="justify" style:justify-single-word="false"/>
      <style:text-properties officeooo:rsid="001f4cc2" officeooo:paragraph-rsid="001f4cc2"/>
    </style:style>
    <style:style style:name="P70" style:family="paragraph" style:parent-style-name="Standard">
      <style:paragraph-properties fo:text-align="justify" style:justify-single-word="false"/>
      <style:text-properties officeooo:rsid="002087f0" officeooo:paragraph-rsid="002087f0"/>
    </style:style>
    <style:style style:name="P71" style:family="paragraph" style:parent-style-name="Standard">
      <style:paragraph-properties fo:text-align="justify" style:justify-single-word="false"/>
      <style:text-properties officeooo:rsid="00229c4d" officeooo:paragraph-rsid="00229c4d"/>
    </style:style>
    <style:style style:name="P72" style:family="paragraph" style:parent-style-name="Standard">
      <style:paragraph-properties fo:text-align="justify" style:justify-single-word="false"/>
      <style:text-properties officeooo:rsid="0023add5" officeooo:paragraph-rsid="0025415d"/>
    </style:style>
    <style:style style:name="P73" style:family="paragraph" style:parent-style-name="Standard">
      <style:paragraph-properties fo:text-align="justify" style:justify-single-word="false"/>
      <style:text-properties officeooo:rsid="0023add5" officeooo:paragraph-rsid="00495224"/>
    </style:style>
    <style:style style:name="P74" style:family="paragraph" style:parent-style-name="Standard">
      <style:paragraph-properties fo:text-align="justify" style:justify-single-word="false"/>
      <style:text-properties officeooo:rsid="002edf27" officeooo:paragraph-rsid="002edf27"/>
    </style:style>
    <style:style style:name="P75" style:family="paragraph" style:parent-style-name="Standard">
      <style:paragraph-properties fo:text-align="justify" style:justify-single-word="false"/>
      <style:text-properties officeooo:rsid="002edf27" officeooo:paragraph-rsid="00321bd2"/>
    </style:style>
    <style:style style:name="P76" style:family="paragraph" style:parent-style-name="Standard">
      <style:paragraph-properties fo:text-align="justify" style:justify-single-word="false"/>
      <style:text-properties officeooo:rsid="003065d9" officeooo:paragraph-rsid="003065d9"/>
    </style:style>
    <style:style style:name="P77" style:family="paragraph" style:parent-style-name="Table_20_Contents">
      <style:paragraph-properties fo:text-align="justify" style:justify-single-word="false"/>
      <style:text-properties style:font-name="Arial" officeooo:rsid="00295586" officeooo:paragraph-rsid="00295586"/>
    </style:style>
    <style:style style:name="P78" style:family="paragraph" style:parent-style-name="Table_20_Contents">
      <style:paragraph-properties fo:text-align="justify" style:justify-single-word="false"/>
      <style:text-properties style:font-name="Arial" officeooo:rsid="00295586" officeooo:paragraph-rsid="0030738b"/>
    </style:style>
    <style:style style:name="P79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4c460e" officeooo:paragraph-rsid="002edf27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style:font-name="Arial" fo:font-size="12pt" style:rfc-language-tag="sr-Latn-RS" fo:language="sr" fo:script="Latn" fo:country="RS" fo:font-style="normal" fo:font-weight="normal" officeooo:rsid="0033ccd3" officeooo:paragraph-rsid="0030738b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officeooo:paragraph-rsid="003df734"/>
    </style:style>
    <style:style style:name="P82" style:family="paragraph" style:parent-style-name="Standard">
      <style:paragraph-properties fo:text-align="justify" style:justify-single-word="false"/>
      <style:text-properties officeooo:paragraph-rsid="002edf27"/>
    </style:style>
    <style:style style:name="P83" style:family="paragraph" style:parent-style-name="Standard">
      <style:paragraph-properties fo:text-align="justify" style:justify-single-word="false"/>
      <style:text-properties officeooo:paragraph-rsid="0030738b"/>
    </style:style>
    <style:style style:name="P84" style:family="paragraph" style:parent-style-name="Table_20_Contents">
      <style:paragraph-properties fo:text-align="justify" style:justify-single-word="false"/>
      <style:text-properties style:font-name="Arial" officeooo:rsid="0056cd49" officeooo:paragraph-rsid="0056cd49"/>
    </style:style>
    <style:style style:name="P85" style:family="paragraph" style:parent-style-name="Table_20_Contents">
      <style:paragraph-properties fo:text-align="justify" style:justify-single-word="false"/>
      <style:text-properties officeooo:paragraph-rsid="0030738b"/>
    </style:style>
    <style:style style:name="T1" style:family="text">
      <style:text-properties style:font-name="Arial" fo:font-size="12pt" fo:font-weight="normal" officeooo:rsid="000f22f4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fo:font-weight="normal" officeooo:rsid="001111f1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17bb6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4adb0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1c8c1d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295586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2d6304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15ab42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37046c" style:font-size-asian="10.5pt" style:font-weight-asian="normal" style:font-size-complex="12pt" style:font-weight-complex="normal"/>
    </style:style>
    <style:style style:name="T10" style:family="text">
      <style:text-properties style:font-name="Arial" fo:font-size="12pt" fo:font-weight="normal" officeooo:rsid="0056cd49" style:font-size-asian="10.5pt" style:font-weight-asian="normal" style:font-size-complex="12pt" style:font-weight-complex="normal"/>
    </style:style>
    <style:style style:name="T11" style:family="text">
      <style:text-properties style:font-name="Arial" fo:font-size="12pt" fo:font-style="italic" fo:font-weight="normal" officeooo:rsid="001111f1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Arial" fo:font-size="12pt" fo:font-style="italic" fo:font-weight="normal" officeooo:rsid="00295586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Arial" fo:font-size="12pt" fo:font-style="normal" fo:font-weight="normal" officeooo:rsid="001111f1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229c4d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295586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style:rfc-language-tag="sr-Latn-RS" fo:language="sr" fo:script="Latn" fo:country="RS" fo:font-weight="normal" style:font-size-asian="10.5pt" style:font-weight-asian="normal" style:font-size-complex="12pt" style:font-weight-complex="normal"/>
    </style:style>
    <style:style style:name="T17" style:family="text">
      <style:text-properties style:font-name="Arial" fo:font-size="12pt" style:rfc-language-tag="sr-Latn-RS" fo:language="sr" fo:script="Latn" fo:country="RS" fo:font-weight="normal" officeooo:rsid="001afc51" style:font-size-asian="10.5pt" style:font-weight-asian="normal" style:font-size-complex="12pt" style:font-weight-complex="normal"/>
    </style:style>
    <style:style style:name="T18" style:family="text">
      <style:text-properties style:font-name="Arial" fo:font-size="12pt" style:rfc-language-tag="sr-Latn-RS" fo:language="sr" fo:script="Latn" fo:country="RS" fo:font-weight="normal" officeooo:rsid="001cb697" style:font-size-asian="10.5pt" style:font-weight-asian="normal" style:font-size-complex="12pt" style:font-weight-complex="normal"/>
    </style:style>
    <style:style style:name="T19" style:family="text">
      <style:text-properties style:font-name="Arial" fo:font-size="12pt" style:rfc-language-tag="sr-Latn-RS" fo:language="sr" fo:script="Latn" fo:country="RS" fo:font-weight="normal" officeooo:rsid="00195a1f" style:font-size-asian="10.5pt" style:font-weight-asian="normal" style:font-size-complex="12pt" style:font-weight-complex="normal"/>
    </style:style>
    <style:style style:name="T20" style:family="text">
      <style:text-properties style:font-name="Arial" fo:font-size="12pt" style:rfc-language-tag="sr-Latn-RS" fo:language="sr" fo:script="Latn" fo:country="RS" fo:font-weight="normal" officeooo:rsid="001cfc32" style:font-size-asian="10.5pt" style:font-weight-asian="normal" style:font-size-complex="12pt" style:font-weight-complex="normal"/>
    </style:style>
    <style:style style:name="T21" style:family="text">
      <style:text-properties style:font-name="Arial" fo:font-size="12pt" style:rfc-language-tag="sr-Latn-RS" fo:language="sr" fo:script="Latn" fo:country="RS" fo:font-weight="normal" officeooo:rsid="001e3ff2" style:font-size-asian="10.5pt" style:font-weight-asian="normal" style:font-size-complex="12pt" style:font-weight-complex="normal"/>
    </style:style>
    <style:style style:name="T22" style:family="text">
      <style:text-properties style:font-name="Arial" fo:font-size="12pt" style:rfc-language-tag="sr-Latn-RS" fo:language="sr" fo:script="Latn" fo:country="RS" fo:font-weight="normal" officeooo:rsid="001f4cc2" style:font-size-asian="10.5pt" style:font-weight-asian="normal" style:font-size-complex="12pt" style:font-weight-complex="normal"/>
    </style:style>
    <style:style style:name="T23" style:family="text">
      <style:text-properties style:font-name="Arial" fo:font-size="12pt" style:rfc-language-tag="sr-Latn-RS" fo:language="sr" fo:script="Latn" fo:country="RS" fo:font-weight="normal" officeooo:rsid="002087f0" style:font-size-asian="10.5pt" style:font-weight-asian="normal" style:font-size-complex="12pt" style:font-weight-complex="normal"/>
    </style:style>
    <style:style style:name="T24" style:family="text">
      <style:text-properties style:font-name="Arial" fo:font-size="12pt" style:rfc-language-tag="sr-Latn-RS" fo:language="sr" fo:script="Latn" fo:country="RS" fo:font-weight="normal" officeooo:rsid="00213e50" style:font-size-asian="10.5pt" style:font-weight-asian="normal" style:font-size-complex="12pt" style:font-weight-complex="normal"/>
    </style:style>
    <style:style style:name="T25" style:family="text">
      <style:text-properties style:font-name="Arial" fo:font-size="12pt" style:rfc-language-tag="sr-Latn-RS" fo:language="sr" fo:script="Latn" fo:country="RS" fo:font-weight="normal" officeooo:rsid="002171ea" style:font-size-asian="10.5pt" style:font-weight-asian="normal" style:font-size-complex="12pt" style:font-weight-complex="normal"/>
    </style:style>
    <style:style style:name="T26" style:family="text">
      <style:text-properties style:font-name="Arial" fo:font-size="12pt" style:rfc-language-tag="sr-Latn-RS" fo:language="sr" fo:script="Latn" fo:country="RS" fo:font-weight="normal" officeooo:rsid="00229c4d" style:font-size-asian="10.5pt" style:font-weight-asian="normal" style:font-size-complex="12pt" style:font-weight-complex="normal"/>
    </style:style>
    <style:style style:name="T27" style:family="text">
      <style:text-properties style:font-name="Arial" fo:font-size="12pt" style:rfc-language-tag="sr-Latn-RS" fo:language="sr" fo:script="Latn" fo:country="RS" fo:font-weight="normal" officeooo:rsid="0023add5" style:font-size-asian="10.5pt" style:font-weight-asian="normal" style:font-size-complex="12pt" style:font-weight-complex="normal"/>
    </style:style>
    <style:style style:name="T28" style:family="text">
      <style:text-properties style:font-name="Arial" fo:font-size="12pt" style:rfc-language-tag="sr-Latn-RS" fo:language="sr" fo:script="Latn" fo:country="RS" fo:font-weight="normal" officeooo:rsid="00249294" style:font-size-asian="10.5pt" style:font-weight-asian="normal" style:font-size-complex="12pt" style:font-weight-complex="normal"/>
    </style:style>
    <style:style style:name="T29" style:family="text">
      <style:text-properties style:font-name="Arial" fo:font-size="12pt" style:rfc-language-tag="sr-Latn-RS" fo:language="sr" fo:script="Latn" fo:country="RS" fo:font-weight="normal" officeooo:rsid="00410c39" style:font-size-asian="10.5pt" style:font-weight-asian="normal" style:font-size-complex="12pt" style:font-weight-complex="normal"/>
    </style:style>
    <style:style style:name="T30" style:family="text">
      <style:text-properties style:font-name="Arial" fo:font-size="12pt" style:rfc-language-tag="sr-Latn-RS" fo:language="sr" fo:script="Latn" fo:country="RS" fo:font-weight="normal" officeooo:rsid="004139df" style:font-size-asian="10.5pt" style:font-weight-asian="normal" style:font-size-complex="12pt" style:font-weight-complex="normal"/>
    </style:style>
    <style:style style:name="T31" style:family="text">
      <style:text-properties style:font-name="Arial" fo:font-size="12pt" style:rfc-language-tag="sr-Latn-RS" fo:language="sr" fo:script="Latn" fo:country="RS" fo:font-weight="normal" officeooo:rsid="0042aea6" style:font-size-asian="10.5pt" style:font-weight-asian="normal" style:font-size-complex="12pt" style:font-weight-complex="normal"/>
    </style:style>
    <style:style style:name="T32" style:family="text">
      <style:text-properties style:font-name="Arial" fo:font-size="12pt" style:rfc-language-tag="sr-Latn-RS" fo:language="sr" fo:script="Latn" fo:country="RS" fo:font-weight="normal" officeooo:rsid="0044a93f" style:font-size-asian="10.5pt" style:font-weight-asian="normal" style:font-size-complex="12pt" style:font-weight-complex="normal"/>
    </style:style>
    <style:style style:name="T33" style:family="text">
      <style:text-properties style:font-name="Arial" fo:font-size="12pt" style:rfc-language-tag="sr-Latn-RS" fo:language="sr" fo:script="Latn" fo:country="RS" fo:font-weight="normal" officeooo:rsid="0044d223" style:font-size-asian="10.5pt" style:font-weight-asian="normal" style:font-size-complex="12pt" style:font-weight-complex="normal"/>
    </style:style>
    <style:style style:name="T34" style:family="text">
      <style:text-properties style:font-name="Arial" fo:font-size="12pt" style:rfc-language-tag="sr-Latn-RS" fo:language="sr" fo:script="Latn" fo:country="RS" fo:font-weight="normal" officeooo:rsid="0045fdfa" style:font-size-asian="10.5pt" style:font-weight-asian="normal" style:font-size-complex="12pt" style:font-weight-complex="normal"/>
    </style:style>
    <style:style style:name="T35" style:family="text">
      <style:text-properties style:font-name="Arial" fo:font-size="12pt" style:rfc-language-tag="sr-Latn-RS" fo:language="sr" fo:script="Latn" fo:country="RS" fo:font-weight="normal" officeooo:rsid="00473df0" style:font-size-asian="10.5pt" style:font-weight-asian="normal" style:font-size-complex="12pt" style:font-weight-complex="normal"/>
    </style:style>
    <style:style style:name="T36" style:family="text">
      <style:text-properties style:font-name="Arial" fo:font-size="12pt" style:rfc-language-tag="sr-Latn-RS" fo:language="sr" fo:script="Latn" fo:country="RS" fo:font-weight="normal" officeooo:rsid="00490416" style:font-size-asian="10.5pt" style:font-weight-asian="normal" style:font-size-complex="12pt" style:font-weight-complex="normal"/>
    </style:style>
    <style:style style:name="T37" style:family="text">
      <style:text-properties style:font-name="Arial" fo:font-size="12pt" style:rfc-language-tag="sr-Latn-RS" fo:language="sr" fo:script="Latn" fo:country="RS" fo:font-weight="normal" officeooo:rsid="005515fd" style:font-size-asian="10.5pt" style:font-weight-asian="normal" style:font-size-complex="12pt" style:font-weight-complex="normal"/>
    </style:style>
    <style:style style:name="T38" style:family="text">
      <style:text-properties style:font-name="Arial" fo:font-size="12pt" style:rfc-language-tag="sr-Latn-RS" fo:language="sr" fo:script="Latn" fo:country="RS" fo:font-weight="normal" officeooo:rsid="003df734" style:font-size-asian="10.5pt" style:font-weight-asian="normal" style:font-size-complex="12pt" style:font-weight-complex="normal"/>
    </style:style>
    <style:style style:name="T39" style:family="text">
      <style:text-properties style:font-name="Arial" fo:font-size="12pt" style:rfc-language-tag="sr-Latn-RS" fo:language="sr" fo:script="Latn" fo:country="RS" fo:font-weight="normal" officeooo:rsid="0055ff5c" style:font-size-asian="10.5pt" style:font-weight-asian="normal" style:font-size-complex="12pt" style:font-weight-complex="normal"/>
    </style:style>
    <style:style style:name="T40" style:family="text">
      <style:text-properties style:font-name="Arial" fo:font-size="12pt" style:rfc-language-tag="sr-Latn-RS" fo:language="sr" fo:script="Latn" fo:country="RS" fo:font-style="italic" fo:font-weight="normal" officeooo:rsid="00229c4d" style:font-size-asian="10.5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Arial" fo:font-size="12pt" style:rfc-language-tag="sr-Latn-RS" fo:language="sr" fo:script="Latn" fo:country="RS" fo:font-style="italic" fo:font-weight="normal" officeooo:rsid="003065d9" style:font-size-asian="10.5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Arial" fo:font-size="12pt" style:rfc-language-tag="sr-Latn-RS" fo:language="sr" fo:script="Latn" fo:country="RS" fo:font-style="italic" fo:font-weight="normal" officeooo:rsid="00321bd2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Arial" fo:font-size="12pt" style:rfc-language-tag="sr-Latn-RS" fo:language="sr" fo:script="Latn" fo:country="RS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Arial" fo:font-size="12pt" style:rfc-language-tag="sr-Latn-RS" fo:language="sr" fo:script="Latn" fo:country="RS" fo:font-style="normal" fo:font-weight="normal" officeooo:rsid="00229c4d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Arial" fo:font-size="12pt" style:rfc-language-tag="sr-Latn-RS" fo:language="sr" fo:script="Latn" fo:country="RS" fo:font-style="normal" fo:font-weight="normal" officeooo:rsid="00213e50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Arial" fo:font-size="12pt" style:rfc-language-tag="sr-Latn-RS" fo:language="sr" fo:script="Latn" fo:country="RS" fo:font-style="normal" fo:font-weight="normal" officeooo:rsid="00195a1f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Arial" fo:font-size="12pt" style:rfc-language-tag="sr-Latn-RS" fo:language="sr" fo:script="Latn" fo:country="RS" fo:font-style="normal" fo:font-weight="normal" officeooo:rsid="001afc51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Arial" fo:font-size="12pt" style:rfc-language-tag="sr-Latn-RS" fo:language="sr" fo:script="Latn" fo:country="RS" fo:font-style="normal" fo:font-weight="normal" officeooo:rsid="00249294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Arial" fo:font-size="12pt" style:rfc-language-tag="sr-Latn-RS" fo:language="sr" fo:script="Latn" fo:country="RS" fo:font-style="normal" fo:font-weight="normal" officeooo:rsid="0025415d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Arial" fo:font-size="12pt" style:rfc-language-tag="sr-Latn-RS" fo:language="sr" fo:script="Latn" fo:country="RS" fo:font-style="normal" fo:font-weight="normal" officeooo:rsid="00268653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Arial" fo:font-size="12pt" style:rfc-language-tag="sr-Latn-RS" fo:language="sr" fo:script="Latn" fo:country="RS" fo:font-style="normal" fo:font-weight="normal" officeooo:rsid="0028636f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Arial" fo:font-size="12pt" style:rfc-language-tag="sr-Latn-RS" fo:language="sr" fo:script="Latn" fo:country="RS" fo:font-style="normal" fo:font-weight="normal" officeooo:rsid="003065d9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Arial" fo:font-size="12pt" style:rfc-language-tag="sr-Latn-RS" fo:language="sr" fo:script="Latn" fo:country="RS" fo:font-style="normal" fo:font-weight="normal" officeooo:rsid="00369e0e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Arial" fo:font-size="12pt" style:rfc-language-tag="sr-Latn-RS" fo:language="sr" fo:script="Latn" fo:country="RS" fo:font-style="normal" fo:font-weight="normal" officeooo:rsid="00490416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Arial" fo:font-size="12pt" style:rfc-language-tag="sr-Latn-RS" fo:language="sr" fo:script="Latn" fo:country="RS" fo:font-style="normal" fo:font-weight="normal" officeooo:rsid="00495224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Arial" fo:font-size="12pt" style:rfc-language-tag="sr-Latn-RS" fo:language="sr" fo:script="Latn" fo:country="RS" fo:font-style="normal" fo:font-weight="normal" officeooo:rsid="004afe0c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Arial" fo:font-size="12pt" style:rfc-language-tag="sr-Latn-RS" fo:language="sr" fo:script="Latn" fo:country="RS" fo:font-style="normal" fo:font-weight="normal" officeooo:rsid="002edf27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Arial" fo:font-size="12pt" style:rfc-language-tag="sr-Latn-RS" fo:language="sr" fo:script="Latn" fo:country="RS" fo:font-style="normal" fo:font-weight="normal" officeooo:rsid="004c460e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Arial" fo:font-size="12pt" style:rfc-language-tag="sr-Latn-RS" fo:language="sr" fo:script="Latn" fo:country="RS" fo:font-style="normal" fo:font-weight="normal" officeooo:rsid="004dd9df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Arial" fo:font-size="12pt" style:rfc-language-tag="sr-Latn-RS" fo:language="sr" fo:script="Latn" fo:country="RS" fo:font-style="normal" fo:font-weight="normal" officeooo:rsid="005515fd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Arial" fo:font-size="12pt" style:rfc-language-tag="sr-Latn-RS" fo:language="sr" fo:script="Latn" fo:country="RS" fo:font-style="normal" fo:font-weight="normal" officeooo:rsid="0030738b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Arial" fo:font-size="12pt" style:rfc-language-tag="sr-Latn-RS" fo:language="sr" fo:script="Latn" fo:country="RS" fo:font-style="normal" fo:font-weight="normal" officeooo:rsid="0056cd49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Arial" fo:font-size="12pt" fo:language="en" fo:country="US" fo:font-weight="normal" officeooo:rsid="00195a1f" style:font-size-asian="10.5pt" style:font-weight-asian="normal" style:font-size-complex="12pt" style:font-weight-complex="normal"/>
    </style:style>
    <style:style style:name="T64" style:family="text">
      <style:text-properties style:font-name="Arial" fo:font-size="12pt" fo:language="en" fo:country="US" fo:font-style="normal" fo:font-weight="normal" officeooo:rsid="00195a1f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Arial" fo:font-size="12pt" fo:font-weight="bold" officeooo:rsid="0037d600" style:font-size-asian="10.5pt" style:font-weight-asian="bold" style:font-size-complex="12pt" style:font-weight-complex="bold"/>
    </style:style>
    <style:style style:name="T66" style:family="text">
      <style:text-properties style:font-name="Arial" fo:font-size="12pt" fo:font-weight="bold" officeooo:rsid="003778f9" style:font-size-asian="10.5pt" style:font-weight-asian="bold" style:font-size-complex="12pt" style:font-weight-complex="bold"/>
    </style:style>
    <style:style style:name="T67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68" style:family="text">
      <style:text-properties style:font-name="Arial" fo:font-size="14pt" fo:font-weight="normal" officeooo:rsid="000f22f4" style:font-size-asian="14pt" style:font-weight-asian="normal" style:font-size-complex="14pt" style:font-weight-complex="normal"/>
    </style:style>
    <style:style style:name="T69" style:family="text">
      <style:text-properties style:font-name="Arial" fo:font-size="18pt" fo:font-weight="bold" officeooo:rsid="000f22f4" style:font-size-asian="18pt" style:font-weight-asian="bold" style:font-size-complex="18pt" style:font-weight-complex="bold"/>
    </style:style>
    <style:style style:name="T70" style:family="text">
      <style:text-properties style:font-name="Arial" fo:font-size="18pt" fo:font-weight="bold" officeooo:rsid="0014adb0" style:font-size-asian="18pt" style:font-weight-asian="bold" style:font-size-complex="18pt" style:font-weight-complex="bold"/>
    </style:style>
    <style:style style:name="T71" style:family="text">
      <style:text-properties style:font-name="Arial" officeooo:rsid="0056cd49"/>
    </style:style>
    <style:style style:name="T72" style:family="text">
      <style:text-properties style:font-name="Arial" officeooo:rsid="0030738b"/>
    </style:style>
    <style:style style:name="T73" style:family="text">
      <style:text-properties officeooo:rsid="001111f1"/>
    </style:style>
    <style:style style:name="T74" style:family="text">
      <style:text-properties officeooo:rsid="0014adb0"/>
    </style:style>
    <style:style style:name="T75" style:family="text">
      <style:text-properties officeooo:rsid="0015ab42"/>
    </style:style>
    <style:style style:name="T76" style:family="text">
      <style:text-properties officeooo:rsid="00195a1f"/>
    </style:style>
    <style:style style:name="T77" style:family="text">
      <style:text-properties fo:language="en" fo:country="US"/>
    </style:style>
    <style:style style:name="T78" style:family="text">
      <style:text-properties fo:language="en" fo:country="US" officeooo:rsid="00195a1f"/>
    </style:style>
    <style:style style:name="T79" style:family="text">
      <style:text-properties style:rfc-language-tag="sr-Latn-RS" fo:language="sr" fo:script="Latn" fo:country="RS"/>
    </style:style>
    <style:style style:name="T80" style:family="text">
      <style:text-properties style:rfc-language-tag="sr-Latn-RS" fo:language="sr" fo:script="Latn" fo:country="RS" officeooo:rsid="00195a1f"/>
    </style:style>
    <style:style style:name="T81" style:family="text">
      <style:text-properties style:rfc-language-tag="sr-Latn-RS" fo:language="sr" fo:script="Latn" fo:country="RS" fo:font-style="normal" officeooo:rsid="001afc51" style:font-style-asian="normal" style:font-style-complex="normal"/>
    </style:style>
    <style:style style:name="T82" style:family="text">
      <style:text-properties style:rfc-language-tag="sr-Latn-RS" fo:language="sr" fo:script="Latn" fo:country="RS" fo:font-style="normal" officeooo:rsid="002b4457" style:font-style-asian="normal" style:font-style-complex="normal"/>
    </style:style>
    <style:style style:name="T83" style:family="text">
      <style:text-properties style:rfc-language-tag="sr-Latn-RS" fo:language="sr" fo:script="Latn" fo:country="RS" fo:font-style="normal" officeooo:rsid="003c23fc" style:font-style-asian="normal" style:font-style-complex="normal"/>
    </style:style>
    <style:style style:name="T84" style:family="text">
      <style:text-properties style:rfc-language-tag="sr-Latn-RS" fo:language="sr" fo:script="Latn" fo:country="RS" officeooo:rsid="003df734"/>
    </style:style>
    <style:style style:name="T85" style:family="text">
      <style:text-properties style:rfc-language-tag="sr-Latn-RS" fo:language="sr" fo:script="Latn" fo:country="RS" officeooo:rsid="003e6b87"/>
    </style:style>
    <style:style style:name="T86" style:family="text">
      <style:text-properties style:rfc-language-tag="sr-Latn-RS" fo:language="sr" fo:script="Latn" fo:country="RS" officeooo:rsid="00404e7e"/>
    </style:style>
    <style:style style:name="T87" style:family="text">
      <style:text-properties style:rfc-language-tag="sr-Latn-RS" fo:language="sr" fo:script="Latn" fo:country="RS" officeooo:rsid="00410c39"/>
    </style:style>
    <style:style style:name="T88" style:family="text">
      <style:text-properties officeooo:rsid="001c8c1d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officeooo:rsid="0014adb0" style:font-style-asian="italic" style:font-style-complex="italic"/>
    </style:style>
    <style:style style:name="T91" style:family="text">
      <style:text-properties officeooo:rsid="0035622f"/>
    </style:style>
    <style:style style:name="T92" style:family="text">
      <style:text-properties officeooo:rsid="003df734"/>
    </style:style>
    <style:style style:name="T93" style:family="text">
      <style:text-properties officeooo:rsid="0040b3e7"/>
    </style:style>
    <style:style style:name="T94" style:family="text">
      <style:text-properties officeooo:rsid="004ef00f"/>
    </style:style>
    <style:style style:name="T95" style:family="text">
      <style:text-properties officeooo:rsid="0050c47e"/>
    </style:style>
    <style:style style:name="T96" style:family="text">
      <style:text-properties officeooo:rsid="005515fd"/>
    </style:style>
    <style:style style:name="T97" style:family="text">
      <style:text-properties officeooo:rsid="0055ff5c"/>
    </style:style>
    <style:style style:name="T98" style:family="text">
      <style:text-properties officeooo:rsid="0056cd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span text:style-name="T69">Sistemi bazirani na znanju – </text:span><text:span text:style-name="T70">Specifikacija projekta</text:span><text:span text:style-name="T69"><text:line-break/></text:span></text:p>
      <text:p text:style-name="P7">Sistem za predlaganje kupovine automobila<text:line-break/></text:p>
      <text:p text:style-name="P2">Novak Jovanović, SW-47/2016</text:p>
      <text:p text:style-name="P1"/>
      <text:p text:style-name="P3">Motivacija <text:span text:style-name="T73">i pregled problema</text:span></text:p>
      <text:p text:style-name="P6"/>
      <text:p text:style-name="P45"><text:span text:style-name="T1">Kupovina automobila predstavlja važnu odluku u životu ljudi. U današnje vreme posedovanje automobila je preraslo iz privilegije i luksuza u potrebu. Broj proizvođača automobila, kao i modela koje svaki proizvođač nudi, je ogroman, te je odabir vozila često vrlo težak, pogotovo neupućenom kupcu. Ovaj projekat ima za cilj da olakša kupovinu automobila.</text:span><text:span text:style-name="T2"> Za litereturu su korišćeni </text:span><text:a xlink:type="simple" xlink:href="https://www.researchgate.net/publication/332683028_The_Design_of_Web_Based_Car_Recommendation_System_using_Hybrid_Recommender_Algorithm" text:style-name="Internet_20_link" text:visited-style-name="Visited_20_Internet_20_Link"><text:span text:style-name="T11">The Design of Web Based Car Recommendation System using Hybrid Recommender Algorithm</text:span></text:a><text:span text:style-name="T2"> od </text:span><text:span text:style-name="T11">Leyo Babu Thomas</text:span><text:span text:style-name="T2"> i </text:span><text:span text:style-name="T11">V. Vaidhehi,</text:span><text:span text:style-name="T13"> i reference tog rada. Za razliku od navedenog, ovaj projekat će za bazu znanja koristiti samo bazu automobila, bez podataka o korisnikovoj istoriji pregledanja, demografiji, itd. </text:span></text:p>
      <text:p text:style-name="P8"/>
      <text:p text:style-name="P64"><text:span text:style-name="T68">M</text:span><text:span text:style-name="T67">etodologija</text:span></text:p>
      <text:p text:style-name="P22"/>
      <text:p text:style-name="P42">Preporuka</text:p>
      <text:p text:style-name="P10">Ulaz - <text:span text:style-name="T74">Upit (</text:span><text:span text:style-name="T90">Query</text:span><text:span text:style-name="T74">) koji popunjava korisnik:</text:span></text:p>
      <text:p text:style-name="P13">- budžet</text:p>
      <text:p text:style-name="P13">- veličina porodice</text:p>
      <text:p text:style-name="P13">- godine vozačkog iskustva</text:p>
      <text:p text:style-name="P46"><text:span text:style-name="T4">- svrha vozila </text:span><text:span text:style-name="T5">(sportsko, transport, </text:span><text:span text:style-name="T14">terensko</text:span><text:span text:style-name="T5">, svakodnevno)</text:span></text:p>
      <text:p text:style-name="P13">- starost vozila</text:p>
      <text:p text:style-name="P13">- preferirani tip menjača <text:span text:style-name="T88">(manuelni, automatski, svejedno)</text:span></text:p>
      <text:p text:style-name="P13">- preferirana zemlja porekla vozila</text:p>
      <text:p text:style-name="P13">- preferirana marka vozila</text:p>
      <text:p text:style-name="P13">- da li je važna jeftina registracija</text:p>
      <text:p text:style-name="P13">- da li je važna niska potrošnja goriva</text:p>
      <text:p text:style-name="P13">- da li je važna mala kilometraža</text:p>
      <text:p text:style-name="P13">- da li preferira luksuzna vozila</text:p>
      <text:p text:style-name="P13">- da li je važna manja štetnost po okolinu</text:p>
      <text:p text:style-name="P65"/>
      <text:p text:style-name="P9">Izlaz: lista preporučenih modela automobila koji zadovoljavaju zahteve korisnika. <text:span text:style-name="T75">Lista se sortira po broju poena koji svaki auto skupi.</text:span></text:p>
      <text:p text:style-name="P9"/>
      <text:p text:style-name="P59"><text:span text:style-name="T65">F</text:span><text:span text:style-name="T66">ilter</text:span></text:p>
      <text:p text:style-name="P21">Ulaz – Filter (<text:span text:style-name="T89">Filter</text:span>) koji popunjava korisnik:</text:p>
      <text:p text:style-name="P21">- tip goriva</text:p>
      <text:p text:style-name="P21">- karoserija</text:p>
      <text:p text:style-name="P21">- tip menjača</text:p>
      <text:p text:style-name="P21"/>
      <text:p text:style-name="P58"><text:span text:style-name="T3">Izlaz: lista </text:span><text:span text:style-name="T7">svih</text:span><text:span text:style-name="T3"> modela automobila koji zadovoljavaju </text:span><text:span text:style-name="T9">filter</text:span><text:span text:style-name="T8">.</text:span></text:p>
      <text:p text:style-name="P65"/>
      <text:p text:style-name="P9">Baza znanja: ručno napravljena baza podataka automobila i njihovih specifikacija.</text:p>
      <text:p text:style-name="P9"/>
      <text:p text:style-name="P9"/>
      <text:p text:style-name="P9"/>
      <text:p text:style-name="P5"><text:soft-page-break/>Pravila</text:p>
      <text:p text:style-name="P15"/>
      <text:p text:style-name="P16">Starost <text:span text:style-name="T92">(međusobno isključiva)</text:span></text:p>
      <text:p text:style-name="P16">- auto unutar granice starosti =<text:span text:style-name="T77">&gt;</text:span> +<text:span text:style-name="T96">5</text:span>0 poena <text:span text:style-name="T92">za starost</text:span></text:p>
      <text:p text:style-name="P14">- <text:span text:style-name="T76">auto van granice starosti, ali blizu =</text:span><text:span text:style-name="T78">&gt; </text:span><text:span text:style-name="T80">+20 poena </text:span><text:span text:style-name="T84">za starost</text:span></text:p>
      <text:p text:style-name="P31"/>
      <text:p text:style-name="P31">Budžet <text:span text:style-name="T92">(međusobno isključiva)</text:span></text:p>
      <text:p text:style-name="P81"><text:span text:style-name="T19">- cena unutar budžeta =</text:span><text:span text:style-name="T63">&gt; </text:span><text:span text:style-name="T19">+</text:span><text:span text:style-name="T37">80</text:span><text:span text:style-name="T19"> poena </text:span><text:span text:style-name="T38">za budžet</text:span></text:p>
      <text:p text:style-name="P17"><text:span text:style-name="T79">- cena 5% veća od budžeta (vrlo blizu) =</text:span><text:span text:style-name="T77">&gt; </text:span><text:span text:style-name="T79">+40 poena </text:span><text:span text:style-name="T84">za budžet</text:span></text:p>
      <text:p text:style-name="P17"><text:span text:style-name="T79">- cena 10% veća od budžeta (blizu) =</text:span><text:span text:style-name="T77">&gt; </text:span><text:span text:style-name="T79">+20 poena </text:span><text:span text:style-name="T84">za budžet</text:span></text:p>
      <text:p text:style-name="P31"/>
      <text:p text:style-name="P24">Zemlja porekla</text:p>
      <text:p text:style-name="P19"><text:span text:style-name="T79">- auto napravljen u preferiranoj zemlji </text:span><text:span text:style-name="T80">=</text:span><text:span text:style-name="T78">&gt; </text:span><text:span text:style-name="T79">+10 poena</text:span><text:span text:style-name="T80"> </text:span><text:span text:style-name="T84">za </text:span><text:span text:style-name="T85">zemlju</text:span></text:p>
      <text:p text:style-name="P24"/>
      <text:p text:style-name="P24">Manja štetnost po okolinu <text:span text:style-name="T93">(međusobno isključiva)</text:span></text:p>
      <text:p text:style-name="P20"><text:span text:style-name="T79">- električni auto </text:span><text:span text:style-name="T80">=</text:span><text:span text:style-name="T78">&gt; </text:span><text:span text:style-name="T79">+20 poena</text:span><text:span text:style-name="T80"> </text:span><text:span text:style-name="T84">za </text:span><text:span text:style-name="T86">okolinu</text:span></text:p>
      <text:p text:style-name="P20"><text:span text:style-name="T79">- hibrid </text:span><text:span text:style-name="T80">=</text:span><text:span text:style-name="T78">&gt; </text:span><text:span text:style-name="T79">+15 poena</text:span><text:span text:style-name="T80"> </text:span><text:span text:style-name="T84">za </text:span><text:span text:style-name="T86">okolinu</text:span></text:p>
      <text:p text:style-name="P20"><text:span text:style-name="T80">- </text:span><text:span text:style-name="T79">tečni naftni gas </text:span><text:span text:style-name="T80">=</text:span><text:span text:style-name="T78">&gt; </text:span><text:span text:style-name="T79">+</text:span><text:span text:style-name="T86">1</text:span><text:span text:style-name="T79">0 poena</text:span><text:span text:style-name="T80"> </text:span><text:span text:style-name="T84">za </text:span><text:span text:style-name="T86">okolinu</text:span></text:p>
      <text:p text:style-name="P24"/>
      <text:p text:style-name="P24">Godine iskustva</text:p>
      <text:p text:style-name="P18"><text:span text:style-name="T79">- vozač ima 3 ili manje godina iskustva, a auto je manji (kabriolet, hečbek ili kupe) </text:span><text:span text:style-name="T80">=</text:span><text:span text:style-name="T78">&gt; </text:span><text:span text:style-name="T79">+25 poena </text:span><text:span text:style-name="T87">za iskustvo</text:span></text:p>
      <text:p text:style-name="P24"/>
      <text:p text:style-name="P24">Veličina porodice</text:p>
      <text:p text:style-name="P47"><text:span text:style-name="T17">- </text:span><text:span text:style-name="T18">auto potreban za svakodnevnu upotrebu i ima dovoljno sedišta za celu porodicu </text:span><text:span text:style-name="T19">=</text:span><text:span text:style-name="T63">&gt; </text:span><text:span text:style-name="T17">+2</text:span><text:span text:style-name="T18">5</text:span><text:span text:style-name="T17"> poena </text:span><text:span text:style-name="T29">za sedišta</text:span></text:p>
      <text:p text:style-name="P47"><text:span text:style-name="T17">- <text:s/></text:span><text:span text:style-name="T18">auto potreban za svakodnevnu upotrebu i ima više od dvoja vrata </text:span><text:span text:style-name="T17"><text:s/></text:span><text:span text:style-name="T19">=</text:span><text:span text:style-name="T63">&gt; </text:span><text:span text:style-name="T17">+</text:span><text:span text:style-name="T18">15</text:span><text:span text:style-name="T17"> poena </text:span><text:span text:style-name="T29">za vrata</text:span></text:p>
      <text:p text:style-name="P25"/>
      <text:p text:style-name="P67"><text:span text:style-name="T17">N</text:span><text:span text:style-name="T16">iska potrošnja goriva </text:span><text:span text:style-name="T30">(međusobno isključiva)</text:span></text:p>
      <text:p text:style-name="P48"><text:span text:style-name="T20">- dizel, potrošnja nije veća od 8</text:span><text:span text:style-name="T28">l</text:span><text:span text:style-name="T20"> </text:span><text:span text:style-name="T19">=</text:span><text:span text:style-name="T63">&gt; </text:span><text:span text:style-name="T17">+</text:span><text:span text:style-name="T39">20</text:span><text:span text:style-name="T17"> poena </text:span><text:span text:style-name="T30">za potrošnju</text:span></text:p>
      <text:p text:style-name="P61"><text:span text:style-name="T17">- </text:span><text:span text:style-name="T20">benzin, potrošnja nije veća od 10</text:span><text:span text:style-name="T28">l</text:span><text:span text:style-name="T20"> </text:span><text:span text:style-name="T19">=</text:span><text:span text:style-name="T63">&gt; </text:span><text:span text:style-name="T17">+</text:span><text:span text:style-name="T39">20</text:span><text:span text:style-name="T17"> poena </text:span><text:span text:style-name="T30">za potrošnju</text:span></text:p>
      <text:p text:style-name="P61"><text:span text:style-name="T17">- </text:span><text:span text:style-name="T20">tečni naftni gas, potrošnja nije veća od 13</text:span><text:span text:style-name="T28">l</text:span><text:span text:style-name="T20"> </text:span><text:span text:style-name="T19">=</text:span><text:span text:style-name="T63">&gt; </text:span><text:span text:style-name="T17">+</text:span><text:span text:style-name="T39">20</text:span><text:span text:style-name="T17"> poena </text:span><text:span text:style-name="T30">za potrošnju</text:span></text:p>
      <text:p text:style-name="P61"><text:span text:style-name="T17">- </text:span><text:span text:style-name="T20">hibrid, potrošnja nije veća od 3</text:span><text:span text:style-name="T28">l</text:span><text:span text:style-name="T20"> </text:span><text:span text:style-name="T19">=</text:span><text:span text:style-name="T63">&gt; </text:span><text:span text:style-name="T17">+</text:span><text:span text:style-name="T39">20</text:span><text:span text:style-name="T17"> poena </text:span><text:span text:style-name="T30">za potrošnju</text:span></text:p>
      <text:p text:style-name="P26"/>
      <text:p text:style-name="P68"><text:span text:style-name="T17">T</text:span><text:span text:style-name="T16">ip menjača</text:span></text:p>
      <text:p text:style-name="P49"><text:span text:style-name="T21">- </text:span><text:span text:style-name="T31">auto ima preferirani tip </text:span><text:span text:style-name="T32">menjača</text:span><text:span text:style-name="T21"> </text:span><text:span text:style-name="T19">=</text:span><text:span text:style-name="T63">&gt; </text:span><text:span text:style-name="T17">+</text:span><text:span text:style-name="T39">20</text:span><text:span text:style-name="T17"> poena </text:span><text:span text:style-name="T32">za tip menjača</text:span></text:p>
      <text:p text:style-name="P27"/>
      <text:p text:style-name="P69"><text:span text:style-name="T17">L</text:span><text:span text:style-name="T16">uksuzno vozilo</text:span></text:p>
      <text:p text:style-name="P50"><text:span text:style-name="T22">- vozilo je luksuzno </text:span><text:span text:style-name="T19">=</text:span><text:span text:style-name="T63">&gt; </text:span><text:span text:style-name="T17">+</text:span><text:span text:style-name="T22">25</text:span><text:span text:style-name="T17"> poena </text:span><text:span text:style-name="T33">za luksuz</text:span></text:p>
      <text:p text:style-name="P28"/>
      <text:p text:style-name="P70"><text:span text:style-name="T17">M</text:span><text:span text:style-name="T16">arka</text:span></text:p>
      <text:p text:style-name="P51"><text:span text:style-name="T23">- proizvođač auta je preferirana marka </text:span><text:span text:style-name="T19">=</text:span><text:span text:style-name="T63">&gt; </text:span><text:span text:style-name="T17">+</text:span><text:span text:style-name="T23">15</text:span><text:span text:style-name="T17"> poena </text:span><text:span text:style-name="T34">za marku</text:span></text:p>
      <text:p text:style-name="P29"/>
      <text:p text:style-name="P52"><text:span text:style-name="T27">Niska k</text:span><text:span text:style-name="T24">ilometraža </text:span><text:span text:style-name="T35">(međusobno isključiva)</text:span></text:p>
      <text:p text:style-name="P52"><text:span text:style-name="T24">- auto prešao manje od 200000 km ukupno i manje od 10000 km godišnje </text:span><text:span text:style-name="T19">=</text:span><text:span text:style-name="T63">&gt; </text:span><text:span text:style-name="T17">+</text:span><text:span text:style-name="T37">20</text:span><text:span text:style-name="T17"> poena </text:span><text:span text:style-name="T35">za kilometražu</text:span></text:p>
      <text:p text:style-name="P53"><text:span text:style-name="T24">- auto prešao </text:span><text:span text:style-name="T25">više</text:span><text:span text:style-name="T24"> od </text:span><text:span text:style-name="T25">500000</text:span><text:span text:style-name="T24"> km </text:span><text:span text:style-name="T19">=</text:span><text:span text:style-name="T63">&gt; </text:span><text:span text:style-name="T17">-</text:span><text:span text:style-name="T37">20</text:span><text:span text:style-name="T17"> poena </text:span><text:span text:style-name="T35">za kilometražu</text:span></text:p>
      <text:p text:style-name="P30"/>
      <text:p text:style-name="P71"><text:span text:style-name="T17">S</text:span><text:span text:style-name="T16">vrha </text:span><text:span text:style-name="T36">(međusobno isključiva)</text:span></text:p>
      <text:p text:style-name="P71"><text:span text:style-name="T16">- sportski auto preferiran, auto je kupe ili kabriolet </text:span><text:span text:style-name="T19">=</text:span><text:span text:style-name="T63">&gt; </text:span><text:span text:style-name="T17">+</text:span><text:span text:style-name="T24">15</text:span><text:span text:style-name="T17"> poena </text:span><text:span text:style-name="T36">za svrhu</text:span></text:p>
      <text:p text:style-name="P54"><text:span text:style-name="T17">- </text:span><text:span text:style-name="T26">terenac preferiran, auto je SUV ili </text:span><text:span text:style-name="T40">pickup</text:span><text:span text:style-name="T45"> </text:span><text:span text:style-name="T46">=</text:span><text:span text:style-name="T64">&gt; </text:span><text:span text:style-name="T47">+</text:span><text:span text:style-name="T45">15</text:span><text:span text:style-name="T47"> poena </text:span><text:span text:style-name="T54">za svrhu</text:span></text:p>
      <text:p text:style-name="P54"><text:soft-page-break/><text:span text:style-name="T47">- </text:span><text:span text:style-name="T44">auto za transport, auto je SUV, </text:span><text:span text:style-name="T40">pickup</text:span><text:span text:style-name="T44"> ili karavan</text:span><text:span text:style-name="T45"> </text:span><text:span text:style-name="T46">=</text:span><text:span text:style-name="T64">&gt; </text:span><text:span text:style-name="T47">+</text:span><text:span text:style-name="T45">15</text:span><text:span text:style-name="T47"> poena </text:span><text:span text:style-name="T54">za svrhu</text:span></text:p>
      <text:p text:style-name="P32"/>
      <text:p text:style-name="P73"><text:span text:style-name="T47">J</text:span><text:span text:style-name="T43">eftina registracija</text:span><text:span text:style-name="T44"> </text:span><text:span text:style-name="T54">(međusobno isključiva)</text:span></text:p>
      <text:p text:style-name="P72"><text:span text:style-name="T43">- </text:span><text:span text:style-name="T48">cena auta manja od 10000 evra, </text:span><text:span text:style-name="T49">registracija jeftinija od 5% cene</text:span><text:span text:style-name="T45"> </text:span><text:span text:style-name="T46">=</text:span><text:span text:style-name="T64">&gt; </text:span><text:span text:style-name="T47">+</text:span><text:span text:style-name="T45">15</text:span><text:span text:style-name="T47"> poena </text:span><text:span text:style-name="T55">za registraciju</text:span></text:p>
      <text:p text:style-name="P55"><text:span text:style-name="T47">- </text:span><text:span text:style-name="T48">cena auta </text:span><text:span text:style-name="T50">nije manja</text:span><text:span text:style-name="T48"> od 10000 evra, </text:span><text:span text:style-name="T49">registracija jeftinija od 10% cene </text:span><text:span text:style-name="T46">=</text:span><text:span text:style-name="T64">&gt; </text:span><text:span text:style-name="T47">+</text:span><text:span text:style-name="T45">15</text:span><text:span text:style-name="T47"> poena </text:span><text:span text:style-name="T55">za registraciju</text:span></text:p>
      <text:p text:style-name="P33"/>
      <text:p text:style-name="P62"><text:span text:style-name="T47">B</text:span><text:span text:style-name="T51">onus za ocenu auta</text:span><text:span text:style-name="T44"> </text:span><text:span text:style-name="T54">(međusobno isključiva)</text:span></text:p>
      <text:p text:style-name="P56"><text:span text:style-name="T51">- ocena bar 9</text:span><text:span text:style-name="T45"> </text:span><text:span text:style-name="T46">=</text:span><text:span text:style-name="T64">&gt; </text:span><text:span text:style-name="T47">+</text:span><text:span text:style-name="T51">20</text:span><text:span text:style-name="T47"> poena </text:span><text:span text:style-name="T56">za ocenu</text:span></text:p>
      <text:p text:style-name="P56"><text:span text:style-name="T47">- </text:span><text:span text:style-name="T51">ocena bar 8, manja od 9 </text:span><text:span text:style-name="T46">=</text:span><text:span text:style-name="T64">&gt; </text:span><text:span text:style-name="T47">+</text:span><text:span text:style-name="T45">15</text:span><text:span text:style-name="T47"> poena </text:span><text:span text:style-name="T56">za ocenu</text:span></text:p>
      <text:p text:style-name="P56"><text:span text:style-name="T47">- </text:span><text:span text:style-name="T51">ocena bar 7, manja od 8 </text:span><text:span text:style-name="T46">=</text:span><text:span text:style-name="T64">&gt; </text:span><text:span text:style-name="T47">+</text:span><text:span text:style-name="T51">10</text:span><text:span text:style-name="T47"> poena </text:span><text:span text:style-name="T56">za ocenu</text:span></text:p>
      <text:p text:style-name="P56"><text:span text:style-name="T47">- </text:span><text:span text:style-name="T51">ocena bar 6, manja od 7 </text:span><text:span text:style-name="T46">=</text:span><text:span text:style-name="T64">&gt; </text:span><text:span text:style-name="T47">+</text:span><text:span text:style-name="T45">5</text:span><text:span text:style-name="T47"> poena </text:span><text:span text:style-name="T56">za ocenu</text:span></text:p>
      <text:p text:style-name="P34"/>
      <text:p text:style-name="P74"><text:span text:style-name="T58">Bonus za n</text:span><text:span text:style-name="T43">isk</text:span><text:span text:style-name="T58">u</text:span><text:span text:style-name="T43"> cen</text:span><text:span text:style-name="T58">u</text:span><text:span text:style-name="T43"> održavanja </text:span><text:span text:style-name="T42">(forward-chaining)</text:span></text:p>
      <text:p text:style-name="P63"><text:span text:style-name="T57">- ispunjena pravila za jeftinu registraciju i za nisku potrošnju goriva </text:span><text:span text:style-name="T53">(</text:span><text:span text:style-name="T56">poeni za registraciju i potrošnju više od 0</text:span><text:span text:style-name="T53">)</text:span><text:span text:style-name="T57"> </text:span><text:span text:style-name="T46">=</text:span><text:span text:style-name="T64">&gt; </text:span><text:span text:style-name="T47">+</text:span><text:span text:style-name="T60">15</text:span><text:span text:style-name="T47"> poena </text:span><text:span text:style-name="T56">za održavanje</text:span></text:p>
      <text:p text:style-name="P36"/>
      <text:p text:style-name="P75"><text:span text:style-name="T58">Bonus za j</text:span><text:span text:style-name="T43">eftin i povoljan po okolinu </text:span><text:span text:style-name="T58">automobil</text:span><text:span text:style-name="T43"> </text:span><text:span text:style-name="T42">(forward-chaining)</text:span></text:p>
      <text:p text:style-name="P63"><text:span text:style-name="T57">- ispunjen </text:span><text:span text:style-name="T58">bonus za </text:span><text:span text:style-name="T57">nisk</text:span><text:span text:style-name="T58">u</text:span><text:span text:style-name="T57"> cen</text:span><text:span text:style-name="T58">u</text:span><text:span text:style-name="T57"> održavanja i </text:span><text:span text:style-name="T59">pravilo za </text:span><text:span text:style-name="T57">manj</text:span><text:span text:style-name="T59">u</text:span><text:span text:style-name="T57"> štetnost po okolinu </text:span><text:span text:style-name="T53">(</text:span><text:span text:style-name="T56">poeni za cenu održavanja i okolinu veći od 0</text:span><text:span text:style-name="T53">)</text:span><text:span text:style-name="T57"> </text:span><text:span text:style-name="T46">=</text:span><text:span text:style-name="T64">&gt; </text:span><text:span text:style-name="T47">+</text:span><text:span text:style-name="T60">20</text:span><text:span text:style-name="T47"> poena</text:span></text:p>
      <text:p text:style-name="P79"/>
      <text:p text:style-name="P39"><text:span text:style-name="T94">*Napomena: </text:span><text:span text:style-name="T95">s</text:span>vako dodavanje poena dodaje poene i u sumu, po kojoj se kasnije sortira lista automobila iz koje se biraju 3 najbolja.</text:p>
      <text:p text:style-name="P36"/>
      <text:p text:style-name="P76"><text:span text:style-name="T47">F</text:span><text:span text:style-name="T43">ilter</text:span></text:p>
      <text:p text:style-name="P60"><text:span text:style-name="T52">Filtriranje automobila pomoću </text:span><text:span text:style-name="T41">query</text:span><text:span text:style-name="T52">-ja. Aute je moguće filtrirati po tipu goriva, karoseriji i tipu menjača.</text:span></text:p>
      <text:p text:style-name="P12"/>
      <text:p text:style-name="P44">Dodavanje pravila</text:p>
      <text:p text:style-name="P23"><text:span text:style-name="T52">Administrator ima mogućnost dodavanja novih pravila putem forme u koju upisuje pravilo </text:span><text:span text:style-name="T83">i bira naziv DRL fajla</text:span><text:span text:style-name="T52">.</text:span></text:p>
      <text:p text:style-name="P34"/>
      <text:p text:style-name="P4">Konkretan primer</text:p>
      <text:p text:style-name="P11"/>
      <text:p text:style-name="P43">Preporuka</text:p>
      <text:p text:style-name="P57"><text:span text:style-name="T3">Ulaz: budžet </text:span><text:span text:style-name="T10">5</text:span><text:span text:style-name="T6">0000</text:span><text:span text:style-name="T3"> evra, četvoročlana porodica, </text:span><text:span text:style-name="T6">5</text:span><text:span text:style-name="T3"> godina vozi, </text:span><text:span text:style-name="T6">želi auto za svakodnevnu upotrebu, nije bitna cena registracije, nije bitna potrošnja goriva, do 10 godina starosti, preferira luksuzne aute, preferira britanske aute, preferira </text:span><text:span text:style-name="T12">Land Rover, </text:span><text:span text:style-name="T15">preferira automatski menjač, nije bitna štetnost po okolinu, bitna niska kilometraža</text:span></text:p>
      <text:p text:style-name="P41"/>
      <text:p text:style-name="P11"><text:span text:style-name="T81">Izlaz </text:span><text:span text:style-name="T82">(3 najbolja)</text:span><text:span text:style-name="T81">: </text:span></text:p>
      <text:p text:style-name="P35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7">Godište</text:p>
          </table:table-cell>
          <table:table-cell table:style-name="Table1.A1" office:value-type="string">
            <text:p text:style-name="P77">Marka</text:p>
          </table:table-cell>
          <table:table-cell table:style-name="Table1.A1" office:value-type="string">
            <text:p text:style-name="P77">Model</text:p>
          </table:table-cell>
          <table:table-cell table:style-name="Table1.D1" office:value-type="string">
            <text:p text:style-name="P77">Cena</text:p>
          </table:table-cell>
        </table:table-row>
        <table:table-row>
          <table:table-cell table:style-name="Table1.A2" office:value-type="string">
            <text:p text:style-name="P77">2016</text:p>
          </table:table-cell>
          <table:table-cell table:style-name="Table1.A2" office:value-type="string">
            <text:p text:style-name="P77">Land Rover</text:p>
          </table:table-cell>
          <table:table-cell table:style-name="Table1.A2" office:value-type="string">
            <text:p text:style-name="P77">Range Rover</text:p>
          </table:table-cell>
          <table:table-cell table:style-name="Table1.D2" office:value-type="string">
            <text:p text:style-name="P77">30000</text:p>
          </table:table-cell>
        </table:table-row>
        <table:table-row>
          <table:table-cell table:style-name="Table1.A2" office:value-type="string">
            <text:p text:style-name="P77">201<text:span text:style-name="T98">8</text:span></text:p>
          </table:table-cell>
          <table:table-cell table:style-name="Table1.A2" office:value-type="string">
            <text:p text:style-name="P84">Peugeot</text:p>
          </table:table-cell>
          <table:table-cell table:style-name="Table1.A2" office:value-type="string">
            <text:p text:style-name="P84">508</text:p>
          </table:table-cell>
          <table:table-cell table:style-name="Table1.D2" office:value-type="string">
            <text:p text:style-name="P84">25000</text:p>
          </table:table-cell>
        </table:table-row>
        <table:table-row>
          <table:table-cell table:style-name="Table1.A2" office:value-type="string">
            <text:p text:style-name="P77">201<text:span text:style-name="T98">6</text:span></text:p>
          </table:table-cell>
          <table:table-cell table:style-name="Table1.A2" office:value-type="string">
            <text:p text:style-name="P77">Toyota</text:p>
          </table:table-cell>
          <table:table-cell table:style-name="Table1.A2" office:value-type="string">
            <text:p text:style-name="P77">Hilux</text:p>
          </table:table-cell>
          <table:table-cell table:style-name="Table1.D2" office:value-type="string">
            <text:p text:style-name="P84">23900</text:p>
          </table:table-cell>
        </table:table-row>
      </table:table>
      <text:p text:style-name="P37"/>
      <text:p text:style-name="P37"/>
      <text:p text:style-name="P37"/>
      <text:p text:style-name="P37"/>
      <text:p text:style-name="P40"><text:soft-page-break/>Filter</text:p>
      <text:p text:style-name="P83"><text:span text:style-name="T61">Ulaz: </text:span><text:span text:style-name="T62">benzin</text:span><text:span text:style-name="T61">, </text:span><text:span text:style-name="T62">limuzina</text:span><text:span text:style-name="T61">, manuelni menjač</text:span></text:p>
      <text:p text:style-name="P38"/>
      <text:p text:style-name="P38">Izlaz:</text:p>
      <text:p text:style-name="P3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8">Godište</text:p>
          </table:table-cell>
          <table:table-cell table:style-name="Table2.A1" office:value-type="string">
            <text:p text:style-name="P78">Marka</text:p>
          </table:table-cell>
          <table:table-cell table:style-name="Table2.A1" office:value-type="string">
            <text:p text:style-name="P78">Model</text:p>
          </table:table-cell>
          <table:table-cell table:style-name="Table2.D1" office:value-type="string">
            <text:p text:style-name="P78">Cena</text:p>
          </table:table-cell>
        </table:table-row>
        <table:table-row>
          <table:table-cell table:style-name="Table2.A2" office:value-type="string">
            <text:p text:style-name="P84">2007</text:p>
          </table:table-cell>
          <table:table-cell table:style-name="Table2.A2" office:value-type="string">
            <text:p text:style-name="P84">Honda</text:p>
          </table:table-cell>
          <table:table-cell table:style-name="Table2.A2" office:value-type="string">
            <text:p text:style-name="P85"><text:span text:style-name="T71">Civic</text:span></text:p>
          </table:table-cell>
          <table:table-cell table:style-name="Table2.D2" office:value-type="string">
            <text:p text:style-name="P84">4300</text:p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21:49:37.006000000</meta:creation-date>
    <dc:date>2020-07-04T23:04:55.472000000</dc:date>
    <meta:editing-duration>PT1H25M29S</meta:editing-duration>
    <meta:editing-cycles>62</meta:editing-cycles>
    <meta:generator>LibreOffice/6.4.1.2$Windows_X86_64 LibreOffice_project/4d224e95b98b138af42a64d84056446d09082932</meta:generator>
    <meta:document-statistic meta:table-count="2" meta:image-count="0" meta:object-count="0" meta:page-count="4" meta:paragraph-count="115" meta:word-count="887" meta:character-count="5335" meta:non-whitespace-character-count="4553"/>
  </office:meta>
</office:document-meta>
</file>